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7.22m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0.37mm"/>
    </style:style>
    <style:style style:name="Table1.B" style:family="table-column">
      <style:table-column-properties style:column-width="22.75mm"/>
    </style:style>
    <style:style style:name="Table1.C" style:family="table-column">
      <style:table-column-properties style:column-width="20.9mm"/>
    </style:style>
    <style:style style:name="Table1.D" style:family="table-column">
      <style:table-column-properties style:column-width="23.81mm"/>
    </style:style>
    <style:style style:name="Table1.E" style:family="table-column">
      <style:table-column-properties style:column-width="24.61mm"/>
    </style:style>
    <style:style style:name="Table1.F" style:family="table-column">
      <style:table-column-properties style:column-width="27.52mm"/>
    </style:style>
    <style:style style:name="Table1.G" style:family="table-column">
      <style:table-column-properties style:column-width="27.25m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mm" fo:border="0.75pt solid #666666" style:writing-mode="page">
        <style:background-image/>
      </style:table-cell-properties>
    </style:style>
    <style:style style:name="Table1.B1" style:family="table-cell">
      <style:table-cell-properties fo:background-color="#999999" fo:padding="0m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#dee6ef" fo:padding="0mm" fo:border="0.75pt solid #666666" style:writing-mode="page">
        <style:background-image/>
      </style:table-cell-properties>
    </style:style>
    <style:style style:name="Table1.B2" style:family="table-cell">
      <style:table-cell-properties fo:background-color="#dee6ef" fo:padding="0m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F2" style:family="table-cell">
      <style:table-cell-properties fo:background-color="#ffd7d7" fo:padding="0m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G2" style:family="table-cell">
      <style:table-cell-properties fo:background-color="#ffd7d7" fo:padding="0m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9b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e6f" officeooo:paragraph-rsid="0017f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e6f" officeooo:paragraph-rsid="0019b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b856" officeooo:paragraph-rsid="0019b8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b856" officeooo:paragraph-rsid="001a13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13f1" officeooo:paragraph-rsid="001a13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4d3" officeooo:paragraph-rsid="001b3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officeooo:rsid="0017fe6f" officeooo:paragraph-rsid="0017f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4d3" officeooo:paragraph-rsid="001b3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34d3" officeooo:paragraph-rsid="001b3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b856"/>
    </style:style>
    <style:style style:name="T2" style:family="text">
      <style:text-properties officeooo:rsid="001a13f1"/>
    </style:style>
    <style:style style:name="T3" style:family="text">
      <style:text-properties officeooo:rsid="001b34d3"/>
    </style:style>
    <style:style style:name="T4" style:family="text">
      <style:text-properties officeooo:rsid="001cda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9">speaker</text:p>
          </table:table-cell>
          <table:table-cell table:style-name="Table1.B1" office:value-type="string">
            <text:p text:style-name="P9">consonant</text:p>
          </table:table-cell>
          <table:table-cell table:style-name="Table1.B1" office:value-type="string">
            <text:p text:style-name="P9">sequence</text:p>
          </table:table-cell>
          <table:table-cell table:style-name="Table1.B1" office:value-type="string">
            <text:p text:style-name="P9"><text:span text:style-name="T3">sociol.</text:span> vars</text:p>
          </table:table-cell>
          <table:table-cell table:style-name="Table1.B1" office:value-type="string">
            <text:p text:style-name="P9">cons. vars</text:p>
          </table:table-cell>
          <table:table-cell table:style-name="Table1.B1" office:value-type="string">
            <text:p text:style-name="P10">vowel before</text:p>
          </table:table-cell>
          <table:table-cell table:style-name="Table1.A1" office:value-type="string">
            <text:p text:style-name="P10">vowel after</text:p>
          </table:table-cell>
        </table:table-row>
        <table:table-row table:style-name="Table1.2">
          <table:table-cell table:style-name="Table1.A2" office:value-type="string">
            <text:p text:style-name="P1"/>
            <text:p text:style-name="P3"><text:span text:style-name="T4">L</text:span>abels</text:p>
            <text:p text:style-name="P3">that</text:p>
            <text:p text:style-name="P3">uniquely</text:p>
            <text:p text:style-name="P3">identify</text:p>
            <text:p text:style-name="P3">the</text:p>
            <text:p text:style-name="P3">speakers.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2" office:value-type="string">
            <text:p text:style-name="P1"/>
            <text:p text:style-name="P3"><text:span text:style-name="T4">U</text:span>se</text:p>
            <text:p text:style-name="P3">preferably</text:p>
            <text:p text:style-name="P4">IPA </text:p>
            <text:p text:style-name="P5"><text:span text:style-name="T4">U</text:span>nicode</text:p>
            <text:p text:style-name="P3">symbols.</text:p>
          </table:table-cell>
          <table:table-cell table:style-name="Table1.B2" office:value-type="string">
            <text:p text:style-name="P1"/>
            <text:p text:style-name="P3">VC</text:p>
            <text:p text:style-name="P3">or</text:p>
            <text:p text:style-name="P3">VCV</text:p>
            <text:p text:style-name="P3">or</text:p>
            <text:p text:style-name="P3">CV</text:p>
          </table:table-cell>
          <table:table-cell table:style-name="Table1.B2" office:value-type="string">
            <text:p text:style-name="P1"/>
            <text:p text:style-name="P8"><text:span text:style-name="T4">C</text:span>ategorical</text:p>
            <text:p text:style-name="P8">variables</text:p>
            <text:p text:style-name="P8">like ‘region’,</text:p>
            <text:p text:style-name="P8">‘age group’,</text:p>
            <text:p text:style-name="P8">etc.</text:p>
            <text:p text:style-name="P8"/>
            <text:p text:style-name="P8"><text:span text:style-name="T4">O</text:span>ther categorical variables like</text:p>
            <text:p text:style-name="P3">‘place’ or</text:p>
            <text:p text:style-name="P3">‘manner’ (of</text:p>
            <text:p text:style-name="P3">articulation)</text:p>
            <text:p text:style-name="P8">are possible as well.</text:p>
            <text:p text:style-name="P3"/>
          </table:table-cell>
          <table:table-cell table:style-name="Table1.B2" office:value-type="string">
            <text:p text:style-name="P1"/>
            <text:p text:style-name="P3">‘duration’</text:p>
            <text:p text:style-name="P3">should be</text:p>
            <text:p text:style-name="P3">the first</text:p>
            <text:p text:style-name="P3">variable and</text:p>
            <text:p text:style-name="P3">is obligatory;</text:p>
            <text:p text:style-name="P6"/>
            <text:p text:style-name="P6"><text:span text:style-name="T4">O</text:span>ther <text:span text:style-name="T2">variables </text:span></text:p>
            <text:p text:style-name="P7">like</text:p>
            <text:p text:style-name="P5">‘amplitude’,</text:p>
            <text:p text:style-name="P5">‘center of</text:p>
            <text:p text:style-name="P5">gravity’ or</text:p>
            <text:p text:style-name="P5">‘spectral peak’</text:p>
            <text:p text:style-name="P5">can follow.</text:p>
          </table:table-cell>
          <table:table-cell table:style-name="Table1.F2" office:value-type="string">
            <text:p text:style-name="P1"/>
            <text:p text:style-name="P1">‘<text:span text:style-name="T1">&lt;vowel’ should be the first column followed</text:span></text:p>
            <text:p text:style-name="P5">by ‘&lt;duration’. </text:p>
            <text:p text:style-name="P5"/>
            <text:p text:style-name="P5"><text:span text:style-name="T4">Optionally </text:span>other variables can follow. </text:p>
            <text:p text:style-name="P5"/>
            <text:p text:style-name="P5">All variable names should start with the ‘&lt;’ symbol.</text:p>
          </table:table-cell>
          <table:table-cell table:style-name="Table1.G2" office:value-type="string">
            <text:p text:style-name="P1"/>
            <text:p text:style-name="P2">‘<text:span text:style-name="T1">&gt;vowel’ should be the first column followed</text:span></text:p>
            <text:p text:style-name="P5">by ‘&gt;duration’. </text:p>
            <text:p text:style-name="P5"/>
            <text:p text:style-name="P5"><text:span text:style-name="T4">Optionally </text:span>other variables can follow. </text:p>
            <text:p text:style-name="P5"/>
            <text:p text:style-name="P5">All variable names should start with the ‘&gt;’ symbol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3:21:14.242476871</meta:creation-date>
    <dc:date>2022-04-05T14:58:05.973699716</dc:date>
    <meta:editing-duration>PT14M6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53" meta:word-count="114" meta:character-count="723" meta:non-whitespace-character-count="656"/>
  </office:meta>
</office:document-meta>
</file>